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876cm"/>
    </style:style>
    <style:style style:name="co2" style:family="table-column">
      <style:table-column-properties fo:break-before="auto" style:column-width="5.7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99cm"/>
    </style:style>
    <style:style style:name="co5" style:family="table-column">
      <style:table-column-properties fo:break-before="auto" style:column-width="3.2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fr" number:country="FR">
      <number:number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5000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wrap-option="wrap" fo:border="0.002cm solid #000000"/>
    </style:style>
    <style:style style:name="ce5" style:family="table-cell" style:parent-style-name="Default" style:data-style-name="N5000">
      <style:table-cell-properties style:text-align-source="fix" style:repeat-content="false" fo:border="0.002cm solid #000000"/>
      <style:paragraph-properties fo:text-align="center" fo:margin-left="0cm"/>
      <style:text-properties fo:font-style="normal" style:font-style-asian="normal" style:font-style-complex="normal"/>
    </style:style>
    <style:style style:name="ce6" style:family="table-cell" style:parent-style-name="Default" style:data-style-name="N5118">
      <style:table-cell-properties fo:border="0.002cm solid #000000"/>
    </style:style>
    <style:style style:name="ce7" style:family="table-cell" style:parent-style-name="Default" style:data-style-name="N5000">
      <style:table-cell-properties fo:border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5118">
      <style:table-cell-properties fo:border="0.002cm solid #000000"/>
      <style:text-properties fo:font-weight="bold" style:font-weight-asian="bold" style:font-weight-complex="bold"/>
    </style:style>
    <style:style style:name="ce9" style:family="table-cell" style:parent-style-name="Default" style:data-style-name="N5118">
      <style:table-cell-properties fo:border="0.002cm solid #000000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-ranges="Feuille1.A2:Feuille1.E25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ce6"/>
        <table:table-column table:style-name="co5" table:default-cell-style-name="ce6"/>
        <table:table-row table:style-name="ro1">
          <table:table-cell table:style-name="ce1" office:value-type="string">
            <text:p>Devis de fournitures informatiques</text:p>
          </table:table-cell>
          <table:table-cell table:style-name="ce1" table:number-columns-repeated="4"/>
        </table:table-row>
        <table:table-row table:style-name="ro2">
          <table:table-cell table:style-name="ce2" office:value-type="string">
            <text:p>Article </text:p>
          </table:table-cell>
          <table:table-cell table:style-name="ce2" office:value-type="string">
            <text:p>Descriptif</text:p>
          </table:table-cell>
          <table:table-cell table:style-name="ce2" office:value-type="string">
            <text:p>Quantité</text:p>
          </table:table-cell>
          <table:table-cell table:style-name="ce2" office:value-type="string">
            <text:p>P.U. € HT</text:p>
          </table:table-cell>
          <table:table-cell table:style-name="ce2" office:value-type="string">
            <text:p>Montants H.T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ACK DE 50 BOITIERS SLIM CD/DVD - TRAXDATA </text:p>
          </table:table-cell>
          <table:table-cell office:value-type="float" office:value="6">
            <text:p>6</text:p>
          </table:table-cell>
          <table:table-cell office:value-type="currency" office:currency="EUR" office:value="8.95">
            <text:p>8,95 €</text:p>
          </table:table-cell>
          <table:table-cell table:formula="of:=[.C3]*[.D3]" office:value-type="currency" office:currency="EUR" office:value="53.7">
            <text:p>53,70 €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D-R 80' SPINDLE DE 100 - MEMOREX </text:p>
          </table:table-cell>
          <table:table-cell office:value-type="float" office:value="10">
            <text:p>10</text:p>
          </table:table-cell>
          <table:table-cell office:value-type="currency" office:currency="EUR" office:value="50.8">
            <text:p>50,80 €</text:p>
          </table:table-cell>
          <table:table-cell table:formula="of:=[.C4]*[.D4]" office:value-type="currency" office:currency="EUR" office:value="508">
            <text:p>508,00 €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ETIQUETTES AVERY CD/DVD PACK DE 100 PLANCHES CHACUNE </text:p>
          </table:table-cell>
          <table:table-cell office:value-type="float" office:value="1">
            <text:p>1</text:p>
          </table:table-cell>
          <table:table-cell office:value-type="currency" office:currency="EUR" office:value="23.95">
            <text:p>23,95 €</text:p>
          </table:table-cell>
          <table:table-cell table:formula="of:=[.C5]*[.D5]" office:value-type="currency" office:currency="EUR" office:value="23.95">
            <text:p>23,95 €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ETIQUETTES AVERY CD/DVD PACK DE 25 PLANCHES CHACUNE </text:p>
          </table:table-cell>
          <table:table-cell office:value-type="float" office:value="2">
            <text:p>2</text:p>
          </table:table-cell>
          <table:table-cell office:value-type="currency" office:currency="EUR" office:value="10.1">
            <text:p>10,10 €</text:p>
          </table:table-cell>
          <table:table-cell table:formula="of:=[.C6]*[.D6]" office:value-type="currency" office:currency="EUR" office:value="20.2">
            <text:p>20,20 €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PACK 5 MICROSOFT WHEELMOUSE OPTICAL BLACK </text:p>
          </table:table-cell>
          <table:table-cell office:value-type="float" office:value="2">
            <text:p>2</text:p>
          </table:table-cell>
          <table:table-cell office:value-type="currency" office:currency="EUR" office:value="72.86">
            <text:p>72,86 €</text:p>
          </table:table-cell>
          <table:table-cell table:formula="of:=[.C7]*[.D7]" office:value-type="currency" office:currency="EUR" office:value="145.72">
            <text:p>145,72 €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BATTERIE LITHIUM-ION COMPATIBLE PR DELL LATITUDE C840 </text:p>
          </table:table-cell>
          <table:table-cell office:value-type="float" office:value="2">
            <text:p>2</text:p>
          </table:table-cell>
          <table:table-cell office:value-type="currency" office:currency="EUR" office:value="83.75">
            <text:p>83,75 €</text:p>
          </table:table-cell>
          <table:table-cell table:formula="of:=[.C8]*[.D8]" office:value-type="currency" office:currency="EUR" office:value="167.5">
            <text:p>167,50 €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VIKING LECTEUR INTELIFLASH 9EN1 USB 2.0 </text:p>
          </table:table-cell>
          <table:table-cell office:value-type="float" office:value="5">
            <text:p>5</text:p>
          </table:table-cell>
          <table:table-cell office:value-type="currency" office:currency="EUR" office:value="15.33">
            <text:p>15,33 €</text:p>
          </table:table-cell>
          <table:table-cell table:formula="of:=[.C9]*[.D9]" office:value-type="currency" office:currency="EUR" office:value="76.65">
            <text:p>76,65 €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SCANNER EPSON PERFECTION 2480 </text:p>
          </table:table-cell>
          <table:table-cell office:value-type="float" office:value="6">
            <text:p>6</text:p>
          </table:table-cell>
          <table:table-cell office:value-type="currency" office:currency="EUR" office:value="87.9">
            <text:p>87,90 €</text:p>
          </table:table-cell>
          <table:table-cell table:formula="of:=[.C10]*[.D10]" office:value-type="currency" office:currency="EUR" office:value="527.4">
            <text:p>527,40 €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DISQUE DUR 160GO USB 2,0 DESIGN PORCHE PC/MAC 7200TPM </text:p>
          </table:table-cell>
          <table:table-cell office:value-type="float" office:value="4">
            <text:p>4</text:p>
          </table:table-cell>
          <table:table-cell office:value-type="currency" office:currency="EUR" office:value="98.9">
            <text:p>98,90 €</text:p>
          </table:table-cell>
          <table:table-cell table:formula="of:=[.C11]*[.D11]" office:value-type="currency" office:currency="EUR" office:value="395.6">
            <text:p>395,60 €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LE 256MO USB 2,0 HIGH SPEED M300 INTUIX </text:p>
          </table:table-cell>
          <table:table-cell office:value-type="float" office:value="5">
            <text:p>5</text:p>
          </table:table-cell>
          <table:table-cell office:value-type="currency" office:currency="EUR" office:value="21.76">
            <text:p>21,76 €</text:p>
          </table:table-cell>
          <table:table-cell table:formula="of:=[.C12]*[.D12]" office:value-type="currency" office:currency="EUR" office:value="108.8">
            <text:p>108,80 €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RANSCEND SECURE DIGITAL CARD 512MO </text:p>
          </table:table-cell>
          <table:table-cell office:value-type="float" office:value="2">
            <text:p>2</text:p>
          </table:table-cell>
          <table:table-cell office:value-type="currency" office:currency="EUR" office:value="46.9">
            <text:p>46,90 €</text:p>
          </table:table-cell>
          <table:table-cell table:formula="of:=[.C13]*[.D13]" office:value-type="currency" office:currency="EUR" office:value="93.8">
            <text:p>93,80 €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MEMOIRE DDR 333MHZ 512MO PNY </text:p>
          </table:table-cell>
          <table:table-cell office:value-type="float" office:value="12">
            <text:p>12</text:p>
          </table:table-cell>
          <table:table-cell office:value-type="currency" office:currency="EUR" office:value="82.5">
            <text:p>82,50 €</text:p>
          </table:table-cell>
          <table:table-cell table:formula="of:=[.C14]*[.D14]" office:value-type="currency" office:currency="EUR" office:value="990">
            <text:p>990,00 €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CARTOUCHE NUM. DLT IV IMATION 35/70G </text:p>
          </table:table-cell>
          <table:table-cell office:value-type="float" office:value="10">
            <text:p>10</text:p>
          </table:table-cell>
          <table:table-cell office:value-type="currency" office:currency="EUR" office:value="22.6">
            <text:p>22,60 €</text:p>
          </table:table-cell>
          <table:table-cell table:formula="of:=[.C15]*[.D15]" office:value-type="currency" office:currency="EUR" office:value="226">
            <text:p>226,00 €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CARTE USB 2.0 PCMCIA POUR PORTABLE </text:p>
          </table:table-cell>
          <table:table-cell office:value-type="float" office:value="8">
            <text:p>8</text:p>
          </table:table-cell>
          <table:table-cell office:value-type="currency" office:currency="EUR" office:value="29.6">
            <text:p>29,60 €</text:p>
          </table:table-cell>
          <table:table-cell table:formula="of:=[.C16]*[.D16]" office:value-type="currency" office:currency="EUR" office:value="236.8">
            <text:p>236,80 €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Norton SystemWorks 2005 Mise à jour </text:p>
          </table:table-cell>
          <table:table-cell office:value-type="float" office:value="1">
            <text:p>1</text:p>
          </table:table-cell>
          <table:table-cell office:value-type="currency" office:currency="EUR" office:value="48.5">
            <text:p>48,50 €</text:p>
          </table:table-cell>
          <table:table-cell table:formula="of:=[.C17]*[.D17]" office:value-type="currency" office:currency="EUR" office:value="48.5">
            <text:p>48,50 €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HAUT PARLEUR SPIN 75 LABTECH </text:p>
          </table:table-cell>
          <table:table-cell office:value-type="float" office:value="10">
            <text:p>10</text:p>
          </table:table-cell>
          <table:table-cell office:value-type="currency" office:currency="EUR" office:value="13.75">
            <text:p>13,75 €</text:p>
          </table:table-cell>
          <table:table-cell table:formula="of:=[.C18]*[.D18]" office:value-type="currency" office:currency="EUR" office:value="137.5">
            <text:p>137,50 €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MICRO CASQUE PLANTRONICS AUDIO 40 </text:p>
          </table:table-cell>
          <table:table-cell office:value-type="float" office:value="16">
            <text:p>16</text:p>
          </table:table-cell>
          <table:table-cell office:value-type="currency" office:currency="EUR" office:value="17.9">
            <text:p>17,90 €</text:p>
          </table:table-cell>
          <table:table-cell table:formula="of:=[.C19]*[.D19]" office:value-type="currency" office:currency="EUR" office:value="286.4">
            <text:p>286,40 €</text:p>
          </table:table-cell>
        </table:table-row>
        <table:table-row table:style-name="ro1">
          <table:table-cell table:style-name="ce1" table:number-columns-repeated="3"/>
          <table:table-cell table:style-name="ce7" office:value-type="string">
            <text:p>MONTANT HT </text:p>
          </table:table-cell>
          <table:table-cell table:style-name="ce8" table:formula="of:=SUM([.E3:.E19])" office:value-type="currency" office:currency="EUR" office:value="4046.52">
            <text:p>4 046,52 €</text:p>
          </table:table-cell>
        </table:table-row>
        <table:table-row table:style-name="ro1">
          <table:table-cell table:style-name="ce1" table:number-columns-repeated="3"/>
          <table:table-cell table:style-name="ce7" office:value-type="string">
            <text:p>PORT &amp; EMBALLAGE</text:p>
          </table:table-cell>
          <table:table-cell table:formula="of:=IF([.E20]&lt;230;11;0)" office:value-type="currency" office:currency="EUR" office:value="0">
            <text:p>0,00 €</text:p>
          </table:table-cell>
        </table:table-row>
        <table:table-row table:style-name="ro1">
          <table:table-cell table:style-name="ce1" table:number-columns-repeated="3"/>
          <table:table-cell table:style-name="ce7" office:value-type="string">
            <text:p>TOTAL HT</text:p>
          </table:table-cell>
          <table:table-cell table:style-name="ce9" table:formula="of:=[.E20]+[.E21]" office:value-type="currency" office:currency="EUR" office:value="4046.52">
            <text:p>4 046,52 €</text:p>
          </table:table-cell>
        </table:table-row>
        <table:table-row table:style-name="ro1">
          <table:table-cell table:style-name="ce1" table:number-columns-repeated="3"/>
          <table:table-cell table:style-name="ce7" office:value-type="string">
            <text:p>TVA 19,6%</text:p>
          </table:table-cell>
          <table:table-cell table:formula="of:=[.E22]*0.196" office:value-type="currency" office:currency="EUR" office:value="793.11792">
            <text:p>793,12 €</text:p>
          </table:table-cell>
        </table:table-row>
        <table:table-row table:style-name="ro1">
          <table:table-cell table:style-name="ce1" table:number-columns-repeated="3"/>
          <table:table-cell table:style-name="ce7"/>
          <table:table-cell/>
        </table:table-row>
        <table:table-row table:style-name="ro1">
          <table:table-cell table:style-name="ce1" table:number-columns-repeated="3"/>
          <table:table-cell table:style-name="ce7" office:value-type="string">
            <text:p>TOTAL TTC</text:p>
          </table:table-cell>
          <table:table-cell table:style-name="ce8" table:formula="of:=[.E22]+[.E23]" office:value-type="currency" office:currency="EUR" office:value="4839.63792">
            <text:p>4 839,64 €</text:p>
          </table:table-cell>
        </table:table-row>
      </table:table>
      <table:table table:name="Feuille2" table:style-name="ta1" table:print="false">
        <table:table-column table:style-name="co3" table:number-columns-repeated="6" table:default-cell-style-name="Default"/>
        <table:table-row table:style-name="ro1">
          <table:table-cell office:value-type="string" table:number-columns-spanned="2" table:number-rows-spanned="1">
            <text:p>Désignation</text:p>
          </table:table-cell>
          <table:covered-table-cell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table:number-columns-spanned="6" table:number-rows-spanned="1">
            <text:p>PACK DE 50 BOITIERS SLIM CD/DVD - TRAXDATA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CD-R 80' SPINDLE DE 100 - MEMOREX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TIQUETTES AVERY CD/DVD PACK DE 100 PLANCHES CHACUNE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CONTENANT 2 ETIQUETTES = 200 ETIQUETTES EN TOUT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TIQUETTES AVERY CD/DVD PACK DE 25 PLANCHES CHACUNE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CONTENANT 2 ETIQUETTES = 50 ETIQUETTES EN TOUT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PACK 5 MICROSOFT WHEELMOUSE OPTICAL BLACK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BATTERIE LITHIUM-ION COMPATIBLE PR DELL LATITUDE C840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VIKING LECTEUR INTELIFLASH 9EN1 USB 2.0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SCANNER EPSON PERFECTION 2480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DISQUE DUR 160GO USB 2,0 DESIGN PORCHE PC/MAC 7200TPM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<text:s/>LACIE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CLE 256MO USB 2,0 HIGH SPEED M300 INTUIX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TRANSCEND SECURE DIGITAL CARD 512MO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2 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MEMOIRE DDR 333MHZ 512MO PNY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CARTOUCHE NUM. DLT IV IMATION 35/70G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CARTE USB 2.0 PCMCIA POUR PORTABLE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Norton SystemWorks 2005 Mise à jour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HAUT PARLEUR SPIN 75 LABTECH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MICRO CASQUE PLANTRONICS AUDIO 40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10 jours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table:number-columns-spanned="5" table:number-rows-spanned="1">
            <text:p>N° DE FAX DIFFERENT DE CELUI INDIQUE</text:p>
          </table:table-cell>
          <table:covered-table-cell table:number-columns-repeated="4"/>
          <table:table-cell/>
        </table:table-row>
        <table:table-row table:style-name="ro1">
          <table:table-cell office:value-type="string" table:number-columns-spanned="5" table:number-rows-spanned="1">
            <text:p>SUR LE CATALOGUE :</text:p>
          </table:table-cell>
          <table:covered-table-cell table:number-columns-repeated="4"/>
          <table:table-cell/>
        </table:table-row>
        <table:table-row table:style-name="ro1">
          <table:table-cell office:value-type="string" table:number-columns-spanned="5" table:number-rows-spanned="1">
            <text:p>fax : 01-69-93-22-08</text:p>
          </table:table-cell>
          <table:covered-table-cell table:number-columns-repeated="4"/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1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7">
      <number:number number:decimal-places="2" number:min-integer-digits="1" number:grouping="true"/>
      <number:text> F</number:text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number-style style:name="N150P0" style:volatile="true">
      <number:text>Vrai</number:text>
    </number:number-style>
    <number:number-style style:name="N150P1" style:volatile="true">
      <number:text>Vrai</number:text>
    </number:number-style>
    <number:number-style style:name="N150">
      <number:text>Faux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f</number:text>
    </number:number-style>
    <number:number-style style:name="N152P1" style:volatile="true">
      <number:text>Actif</number:text>
    </number:number-style>
    <number:number-style style:name="N152">
      <number:text>Inactif</number:text>
      <style:map style:condition="value()&gt;0" style:apply-style-name="N152P0"/>
      <style:map style:condition="value()&lt;0" style:apply-style-name="N152P1"/>
    </number:number-style>
    <number:date-style style:name="N154P0" style:volatile="true">
      <number:day number:style="long"/>
      <number:text>-</number:text>
      <number:month number:textual="true"/>
      <number:text>-</number:text>
      <number:year/>
    </number:date-style>
    <number:text-style style:name="N154">
      <number:text-content/>
      <style:map style:condition="value()&gt;=0" style:apply-style-name="N154P0"/>
    </number:text-style>
    <number:date-style style:name="N155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55">
      <number:text-content/>
      <style:map style:condition="value()&gt;=0" style:apply-style-name="N155P0"/>
    </number:text-style>
    <number:date-style style:name="N157P0" style:volatile="true">
      <number:month/>
      <number:text>/</number:text>
      <number:day/>
      <number:text>/</number:text>
      <number:year number:style="long"/>
    </number:date-style>
    <number:text-style style:name="N157">
      <number:text-content/>
      <style:map style:condition="value()&gt;=0" style:apply-style-name="N157P0"/>
    </number:text-style>
    <number:number-style style:name="N158">
      <number:number number:min-integer-digits="1"/>
      <number:text> </number:text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currency-style style:name="N511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1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MOREAU</text:p>
          <text:p>Laetitia</text:p>
        </style:region-left>
        <style:region-center>
          <text:p><text:sheet-name>???</text:sheet-name></text:p>
        </style:region-center>
        <style:region-right>
          <text:p><text:date style:data-style-name="N2" text:date-value="2011-11-26">26/11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26/11/2011</text:date>, <text:time>13:4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Dominique Lachiver</meta:initial-creator>
    <meta:creation-date>2005-11-27T21:11:43</meta:creation-date>
    <dc:creator>Silver </dc:creator>
    <dc:date>2011-11-26T13:46:22</dc:date>
    <dc:language>fr-FR</dc:language>
    <meta:editing-cycles>8</meta:editing-cycles>
    <meta:editing-duration>PT01H13M00S</meta:editing-duration>
    <meta:document-statistic meta:table-count="3" meta:cell-count="142" meta:object-count="0"/>
    <meta:user-defined meta:name="Info 1"/>
    <meta:user-defined meta:name="Info 2"/>
    <meta:user-defined meta:name="Info 3"/>
    <meta:user-defined meta:name="Info 4"/>
  </office:meta>
</office:document-meta>
</file>